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123cm" svg:height="0.962cm" svg:x="1.508cm" svg:y="1.635cm">
          <draw:text-box>
            <text:p>XLSX</text:p>
          </draw:text-box>
        </draw:frame>
        <draw:custom-shape draw:style-name="gr2" draw:text-style-name="P1" xml:id="id1" draw:id="id1" draw:layer="layout" svg:width="3.302cm" svg:height="1.778cm" svg:x="2.27cm" svg:y="4.81cm">
          <text:p text:style-name="P1">Cell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5.715cm" svg:x="10.144cm" svg:y="5.826cm">
          <text:p text:style-name="P1">XF (cell format index)</text:p>
          <draw:enhanced-geometry svg:viewBox="0 0 21600 21600" draw:type="rectangle" draw:enhanced-path="M 0 0 L 21600 0 21600 21600 0 21600 0 0 Z N"/>
        </draw:custom-shape>
        <draw:connector draw:style-name="Pointer" draw:layer="layout" svg:x1="5.572cm" svg:y1="5.699cm" svg:x2="10.144cm" svg:y2="8.683cm" draw:start-shape="id1" draw:start-glue-point="1" draw:end-shape="id2" draw:end-glue-point="3" svg:d="m5572 5699h2286v2984h2286" svg:viewBox="0 0 4573 2985">
          <text:p>'s' attribute</text:p>
        </draw:connector>
        <draw:custom-shape draw:style-name="gr2" draw:text-style-name="P1" draw:layer="layout" svg:width="3.302cm" svg:height="1.143cm" svg:x="20.431cm" svg:y="5.572cm">
          <text:p text:style-name="P1">fo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143cm" svg:x="20.558cm" svg:y="7.35cm">
          <text:p text:style-name="P1">fil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inter" style:family="graphic" style:parent-style-name="standard">
      <style:graphic-properties draw:stroke-dash="Dash_20_2" draw:marker-end="Arrow" draw:marker-end-width="0.356cm" draw:fill-gradient-name="Gradient_20_7" draw:fill-hatch-name="Hatching_20_1" draw:fill-image-name="Bitmape_20_1" draw:textarea-vertical-align="middle" draw:measure-vertical-align="below"/>
      <style:paragraph-properties fo:text-align="cente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hei Yoshida</meta:initial-creator>
    <meta:creation-date>2013-07-05T17:16:17</meta:creation-date>
    <dc:date>2013-07-05T17:30:09</dc:date>
    <dc:creator>Kohei Yoshida</dc:creator>
    <meta:editing-duration>PT9M54S</meta:editing-duration>
    <meta:editing-cycles>6</meta:editing-cycles>
    <meta:generator>LibreOffice/4.0-2$Linux_X86_64 LibreOffice_project/400m0$Build-302</meta:generator>
    <meta:document-statistic meta:object-count="6"/>
  </office:meta>
</office:document-meta>
</file>